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weight="bold" officeooo:rsid="001406bc" officeooo:paragraph-rsid="001406bc" style:font-weight-asian="bold" style:font-weight-complex="bold"/>
    </style:style>
    <style:style style:name="P2" style:family="paragraph" style:parent-style-name="Standard">
      <style:paragraph-properties fo:text-align="center" style:justify-single-word="false"/>
      <style:text-properties style:font-name="Times New Roman" fo:font-weight="bold" officeooo:rsid="001b84c5" officeooo:paragraph-rsid="001b84c5" style:font-weight-asian="bold" style:font-weight-complex="bold"/>
    </style:style>
    <style:style style:name="P3" style:family="paragraph" style:parent-style-name="Standard" style:list-style-name="L2">
      <style:paragraph-properties fo:text-align="start" style:justify-single-word="false"/>
      <style:text-properties style:font-name="Times New Roman" fo:font-weight="bold" officeooo:rsid="001b84c5" officeooo:paragraph-rsid="001b84c5" style:font-weight-asian="bold" style:font-weight-complex="bold"/>
    </style:style>
    <style:style style:name="P4" style:family="paragraph" style:parent-style-name="Standard">
      <style:paragraph-properties fo:text-align="center" style:justify-single-word="false"/>
      <style:text-properties style:font-name="Times New Roman" fo:font-weight="bold" officeooo:rsid="00262647" officeooo:paragraph-rsid="00262647" style:font-weight-asian="bold" style:font-weight-complex="bold"/>
    </style:style>
    <style:style style:name="P5" style:family="paragraph" style:parent-style-name="Standard" style:list-style-name="L1">
      <style:paragraph-properties fo:text-align="start" style:justify-single-word="false"/>
      <style:text-properties style:font-name="Times New Roman" fo:font-weight="normal" officeooo:rsid="001406bc" officeooo:paragraph-rsid="001406bc" style:font-weight-asian="normal" style:font-weight-complex="normal"/>
    </style:style>
    <style:style style:name="P6" style:family="paragraph" style:parent-style-name="Standard" style:list-style-name="L1">
      <style:paragraph-properties fo:text-align="start" style:justify-single-word="false"/>
      <style:text-properties style:font-name="Times New Roman" fo:font-weight="normal" officeooo:rsid="001406bc" officeooo:paragraph-rsid="00158853" style:font-weight-asian="normal" style:font-weight-complex="normal"/>
    </style:style>
    <style:style style:name="P7" style:family="paragraph" style:parent-style-name="Standard">
      <style:paragraph-properties fo:text-align="start" style:justify-single-word="false"/>
      <style:text-properties style:font-name="Times New Roman" fo:font-weight="normal" officeooo:rsid="001406bc" officeooo:paragraph-rsid="001406bc" style:font-weight-asian="normal" style:font-weight-complex="normal"/>
    </style:style>
    <style:style style:name="P8" style:family="paragraph" style:parent-style-name="Standard" style:list-style-name="L1">
      <style:paragraph-properties fo:text-align="start" style:justify-single-word="false"/>
      <style:text-properties style:font-name="Times New Roman" fo:font-weight="normal" officeooo:rsid="00158853" officeooo:paragraph-rsid="00158853" style:font-weight-asian="normal" style:font-weight-complex="normal"/>
    </style:style>
    <style:style style:name="P9" style:family="paragraph" style:parent-style-name="Standard" style:list-style-name="L1">
      <style:paragraph-properties fo:text-align="start" style:justify-single-word="false"/>
      <style:text-properties style:font-name="Times New Roman" fo:font-weight="normal" officeooo:rsid="0016ff4f" officeooo:paragraph-rsid="0016ff4f" style:font-weight-asian="normal" style:font-weight-complex="normal"/>
    </style:style>
    <style:style style:name="P10" style:family="paragraph" style:parent-style-name="Standard" style:list-style-name="L1">
      <style:paragraph-properties fo:text-align="start" style:justify-single-word="false"/>
      <style:text-properties style:font-name="Times New Roman" fo:font-weight="normal" officeooo:rsid="0018f427" officeooo:paragraph-rsid="0018f427" style:font-weight-asian="normal" style:font-weight-complex="normal"/>
    </style:style>
    <style:style style:name="P11" style:family="paragraph" style:parent-style-name="Standard" style:list-style-name="L1">
      <style:paragraph-properties fo:text-align="start" style:justify-single-word="false"/>
      <style:text-properties style:font-name="Times New Roman" fo:font-weight="normal" officeooo:rsid="001a2354" officeooo:paragraph-rsid="001a2354" style:font-weight-asian="normal" style:font-weight-complex="normal"/>
    </style:style>
    <style:style style:name="P12" style:family="paragraph" style:parent-style-name="Standard" style:list-style-name="L1">
      <style:paragraph-properties fo:text-align="start" style:justify-single-word="false"/>
      <style:text-properties style:font-name="Times New Roman" fo:font-weight="normal" officeooo:rsid="001b84c5" officeooo:paragraph-rsid="001b84c5" style:font-weight-asian="normal" style:font-weight-complex="normal"/>
    </style:style>
    <style:style style:name="P13" style:family="paragraph" style:parent-style-name="Standard">
      <style:paragraph-properties fo:text-align="start" style:justify-single-word="false"/>
      <style:text-properties style:font-name="Times New Roman" fo:font-weight="normal" officeooo:rsid="001b84c5" officeooo:paragraph-rsid="001b84c5" style:font-weight-asian="normal" style:font-weight-complex="normal"/>
    </style:style>
    <style:style style:name="P14" style:family="paragraph" style:parent-style-name="Standard" style:list-style-name="L2">
      <style:paragraph-properties fo:text-align="start" style:justify-single-word="false"/>
      <style:text-properties style:font-name="Times New Roman" fo:font-weight="normal" officeooo:rsid="001c062e" officeooo:paragraph-rsid="001c062e" style:font-weight-asian="normal" style:font-weight-complex="normal"/>
    </style:style>
    <style:style style:name="P15" style:family="paragraph" style:parent-style-name="Standard">
      <style:paragraph-properties fo:text-align="start" style:justify-single-word="false"/>
      <style:text-properties style:font-name="Times New Roman" fo:font-weight="normal" officeooo:rsid="001c062e" officeooo:paragraph-rsid="001c062e" style:font-weight-asian="normal" style:font-weight-complex="normal"/>
    </style:style>
    <style:style style:name="P16" style:family="paragraph" style:parent-style-name="Standard" style:list-style-name="L2">
      <style:paragraph-properties fo:text-align="start" style:justify-single-word="false"/>
      <style:text-properties style:font-name="Times New Roman" fo:font-weight="normal" officeooo:rsid="001e52c4" officeooo:paragraph-rsid="001e52c4" style:font-weight-asian="normal" style:font-weight-complex="normal"/>
    </style:style>
    <style:style style:name="P17" style:family="paragraph" style:parent-style-name="Standard" style:list-style-name="L2">
      <style:paragraph-properties fo:text-align="start" style:justify-single-word="false"/>
      <style:text-properties style:font-name="Times New Roman" fo:font-weight="normal" officeooo:rsid="001ee3db" officeooo:paragraph-rsid="001ee3db" style:font-weight-asian="normal" style:font-weight-complex="normal"/>
    </style:style>
    <style:style style:name="P18" style:family="paragraph" style:parent-style-name="Standard" style:list-style-name="L2">
      <style:paragraph-properties fo:text-align="start" style:justify-single-word="false"/>
      <style:text-properties style:font-name="Times New Roman" fo:font-weight="normal" officeooo:rsid="001f98f5" officeooo:paragraph-rsid="001f98f5" style:font-weight-asian="normal" style:font-weight-complex="normal"/>
    </style:style>
    <style:style style:name="P19" style:family="paragraph" style:parent-style-name="Standard" style:list-style-name="L2">
      <style:paragraph-properties fo:text-align="start" style:justify-single-word="false"/>
      <style:text-properties style:font-name="Times New Roman" fo:font-weight="normal" officeooo:rsid="00213e66" officeooo:paragraph-rsid="00213e66" style:font-weight-asian="normal" style:font-weight-complex="normal"/>
    </style:style>
    <style:style style:name="P20" style:family="paragraph" style:parent-style-name="Standard" style:list-style-name="L2">
      <style:paragraph-properties fo:text-align="start" style:justify-single-word="false"/>
      <style:text-properties style:font-name="Times New Roman" fo:font-weight="normal" officeooo:rsid="0022478c" officeooo:paragraph-rsid="0022478c" style:font-weight-asian="normal" style:font-weight-complex="normal"/>
    </style:style>
    <style:style style:name="P21" style:family="paragraph" style:parent-style-name="Standard" style:list-style-name="L2">
      <style:paragraph-properties fo:text-align="start" style:justify-single-word="false"/>
      <style:text-properties style:font-name="Times New Roman" fo:font-weight="normal" officeooo:rsid="00228a42" officeooo:paragraph-rsid="00228a42" style:font-weight-asian="normal" style:font-weight-complex="normal"/>
    </style:style>
    <style:style style:name="P22" style:family="paragraph" style:parent-style-name="Standard" style:list-style-name="L2">
      <style:paragraph-properties fo:text-align="start" style:justify-single-word="false"/>
      <style:text-properties style:font-name="Times New Roman" fo:font-weight="normal" officeooo:rsid="00242c3e" officeooo:paragraph-rsid="00242c3e" style:font-weight-asian="normal" style:font-weight-complex="normal"/>
    </style:style>
    <style:style style:name="P23" style:family="paragraph" style:parent-style-name="Standard" style:list-style-name="L2">
      <style:paragraph-properties fo:text-align="start" style:justify-single-word="false"/>
      <style:text-properties style:font-name="Times New Roman" fo:font-weight="normal" officeooo:rsid="00243b3e" officeooo:paragraph-rsid="00243b3e" style:font-weight-asian="normal" style:font-weight-complex="normal"/>
    </style:style>
    <style:style style:name="P24" style:family="paragraph" style:parent-style-name="Standard" style:list-style-name="L2">
      <style:paragraph-properties fo:text-align="start" style:justify-single-word="false"/>
      <style:text-properties style:font-name="Times New Roman" fo:font-weight="normal" officeooo:rsid="00262647" officeooo:paragraph-rsid="00262647" style:font-weight-asian="normal" style:font-weight-complex="normal"/>
    </style:style>
    <style:style style:name="P25" style:family="paragraph" style:parent-style-name="Standard">
      <style:paragraph-properties fo:text-align="start" style:justify-single-word="false"/>
      <style:text-properties style:font-name="Times New Roman" fo:font-weight="normal" officeooo:rsid="00262647" officeooo:paragraph-rsid="00262647" style:font-weight-asian="normal" style:font-weight-complex="normal"/>
    </style:style>
    <style:style style:name="T1" style:family="text">
      <style:text-properties officeooo:rsid="00158853"/>
    </style:style>
    <style:style style:name="T2" style:family="text">
      <style:text-properties officeooo:rsid="0016ff4f"/>
    </style:style>
    <style:style style:name="T3" style:family="text">
      <style:text-properties officeooo:rsid="001b84c5"/>
    </style:style>
    <style:style style:name="T4" style:family="text">
      <style:text-properties officeooo:rsid="001e52c4"/>
    </style:style>
    <style:style style:name="T5" style:family="text">
      <style:text-properties officeooo:rsid="001f98f5"/>
    </style:style>
    <style:style style:name="T6" style:family="text">
      <style:text-properties officeooo:rsid="00213e66"/>
    </style:style>
    <style:style style:name="T7" style:family="text">
      <style:text-properties officeooo:rsid="00243b3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A – Lezione 16 <text:s/>- 22/05/2015</text:p>
      <text:p text:style-name="P1"/>
      <text:list xml:id="list4796351221738755659" text:style-name="L1">
        <text:list-item>
          <text:p text:style-name="P6">Bl. slide:<text:tab/><text:span text:style-name="T1">10 – Logical Agents/01 - PropositionalLogic.pdf</text:span></text:p>
        </text:list-item>
      </text:list>
      <text:p text:style-name="P7"/>
      <text:list xml:id="list124427267345984" text:continue-numbering="true" text:style-name="L1">
        <text:list-item>
          <text:p text:style-name="P5">Sl. <text:span text:style-name="T1">2</text:span></text:p>
          <text:list>
            <text:list-item>
              <text:p text:style-name="P8">L'esempio che useremo per capire questo tipo di logica è il mondo del wumpus, una specie di videogioco super-semplificato</text:p>
            </text:list-item>
          </text:list>
        </text:list-item>
        <text:list-item>
          <text:p text:style-name="P8">Sl. 3:</text:p>
          <text:list>
            <text:list-item>
              <text:p text:style-name="P8">L'agente basa le sue risposte sulla conoscenza pregressa, qui chiamata base di conoscenza</text:p>
            </text:list-item>
            <text:list-item>
              <text:p text:style-name="P8">L'agente risponde a una specifica domanda, posta con la ASK</text:p>
            </text:list-item>
          </text:list>
        </text:list-item>
        <text:list-item>
          <text:p text:style-name="P8">Sl. 4</text:p>
          <text:list>
            <text:list-item>
              <text:p text:style-name="P8">Il modello di base è di un agente che riceve una percezione che viene aggiunta a una base di conoscenza, e con la proc. ASK interroghiamo l'agente e ci viene restituita un'azione, che è quella che farà l'agente. Anche l'azione, dopo, viene aggiunta alla Base di Conoscenza</text:p>
            </text:list-item>
          </text:list>
        </text:list-item>
        <text:list-item>
          <text:p text:style-name="P8">Sl. 5:</text:p>
          <text:list>
            <text:list-item>
              <text:p text:style-name="P8">Lo scopo dell'agente, ovvero l'omino, è di trovare una pepita d'oro, posto da qualche parte nella plancia. Nella plancia ci sono varie trappole ed un mostro (il wumpus), se l'omino incontra uno di questi muore. La mis. di performance è che il “punteggio” è 1000 se trova l'oro, -1000 se muore</text:p>
            </text:list-item>
            <text:list-item>
              <text:p text:style-name="P8">L'omino ha anche una freccia che può scagliare, che costa 10 punti</text:p>
            </text:list-item>
            <text:list-item>
              <text:p text:style-name="P8">Le percezioni sono locali e sono la puzza (vicino al wumpus), la brezza (vicino ai pit) e lo scintillio, presente solo se l'agente è nello stesso posto dell'oro</text:p>
            </text:list-item>
            <text:list-item>
              <text:p text:style-name="P8">La freccia è singola e può essere scagliata solo in avanti</text:p>
            </text:list-item>
            <text:list-item>
              <text:p text:style-name="P9">Il wumpus, in questo caso, rimane fermo dov'è, non si muove</text:p>
            </text:list-item>
            <text:list-item>
              <text:p text:style-name="P8">La versione nella slide è semplificata, solo con 3 sensori, nel libro ce ne sono 5</text:p>
            </text:list-item>
          </text:list>
        </text:list-item>
        <text:list-item>
          <text:p text:style-name="P8">Sl. 6 <text:span text:style-name="T2">a 12</text:span>:</text:p>
          <text:list>
            <text:list-item>
              <text:p text:style-name="P8">Dato che ha solo percez. locali, l'ambiente è parzialm. osservab.</text:p>
            </text:list-item>
          </text:list>
        </text:list-item>
        <text:list-item>
          <text:p text:style-name="P9">Sl. 13 a 20:</text:p>
          <text:list>
            <text:list-item>
              <text:p text:style-name="P10">Da qua in poi fa vedere come potrebbe funzionare il programma agente, utilizzando l'algoritmo delle Basi di Conoscenza che abbiamo visto prima</text:p>
            </text:list-item>
            <text:list-item>
              <text:p text:style-name="P11">Nella sl. 15 sente che vicino a B c'è del vento, e torna indietro, dato che non sa di preciso dov'è il pozzo</text:p>
            </text:list-item>
            <text:list-item>
              <text:p text:style-name="P11">Nella 16, sente che nella casella affianco c'è la puzza, e quindi lì deve esserci un wumpus, e arriva alla conclusione che la casella di sopra è ok, quindi può andare avanti (vedi sl 17)</text:p>
            </text:list-item>
            <text:list-item>
              <text:p text:style-name="P11">Va a destra (sl. 20) e vede che c'è sia la puzza (affianco c'è il wumpus), la brezza, dovuta a un pit che c'è lì vicino, e anche il glitter. Quindi ho trovato l'oro, e ho vinto</text:p>
            </text:list-item>
          </text:list>
        </text:list-item>
        <text:list-item>
          <text:p text:style-name="P11">Sl. 21</text:p>
          <text:list>
            <text:list-item>
              <text:p text:style-name="P11">Ora dobbiamo capire come implementare per bene il tutto, in particolare l'aspetto relativo al capire dalle percezioni e dalla base di conoscenza nuove informazioni “nascoste”, come ad es. una casella che prima considero rischiosa, e poi, all'arrivo di altre percezioni, la considero buona (vedi sopra)</text:p>
            </text:list-item>
          </text:list>
        </text:list-item>
        <text:list-item>
          <text:p text:style-name="P11">Sl. 22/23</text:p>
          <text:list>
            <text:list-item>
              <text:p text:style-name="P11">L'entailment si può tradurre come “CONSEGUENZA LOGICA”</text:p>
            </text:list-item>
            <text:list-item>
              <text:p text:style-name="P11">Il simbolo (|=) mi indica che alfa posso vederla come conseguenza logica della KB (base di conosc.), e questo avviene se e solo se alfa è vera in tutti i mondi in cui la KB è vera</text:p>
            </text:list-item>
          </text:list>
          <text:p text:style-name="P11"/>
          <text:p text:style-name="P11"/>
        </text:list-item>
        <text:list-item>
          <text:p text:style-name="P11"><text:soft-page-break/>Sl. 24</text:p>
          <text:list>
            <text:list-item>
              <text:p text:style-name="P11">M(KB) è l'insieme di modelli dove tutte le proposiz. della base di conoscenza sono vere</text:p>
            </text:list-item>
            <text:list-item>
              <text:p text:style-name="P11">M(alfa) è l'ins. dei modelli alfa che sono conseguenze logiche di KB</text:p>
            </text:list-item>
          </text:list>
        </text:list-item>
        <text:list-item>
          <text:p text:style-name="P11">Sl. 25/26:</text:p>
          <text:list>
            <text:list-item>
              <text:p text:style-name="P11">La cons. logica nel mondo del wumpus, si può applicare con i modelli del mondo, nell'ipotesi che ci siamo solo pozzi, che in questo caso sono 8, ovvero tutte le possibili configurazioni delle 3 variabili booleane</text:p>
            </text:list-item>
          </text:list>
        </text:list-item>
        <text:list-item>
          <text:p text:style-name="P11">Sl. 27/<text:span text:style-name="T3">28</text:span>:</text:p>
          <text:list>
            <text:list-item>
              <text:p text:style-name="P11">La KB sono formate, in questo caso, dalle osservazioni + le regole del mondo del wumpus</text:p>
            </text:list-item>
            <text:list-item>
              <text:p text:style-name="P11">Nei 5 modelli fuori dalla KB, le configurazioni NON RISPETTANO NÈ LE OSSERVAZ. NE LE REGOLE, perché ad esempio <text:span text:style-name="T3">non rispettano la percez. della brezza</text:span></text:p>
            </text:list-item>
            <text:list-item>
              <text:p text:style-name="P12">Il modo con cui abbiamo verificato i modelli, andando a vedere quali sono i mod. che apparteng. alla KB e quali sono conseg. logiche, si chiama Model Checking</text:p>
            </text:list-item>
          </text:list>
        </text:list-item>
        <text:list-item>
          <text:p text:style-name="P12">Sl. 29/30</text:p>
          <text:list>
            <text:list-item>
              <text:p text:style-name="P12">In questo caso, non posso dire che le configuraz. di alfa2 sono né sicure né non sicure, e quindi non posso dire che alfa-2 sia una conseguenza logica della KB</text:p>
            </text:list-item>
            <text:list-item>
              <text:p text:style-name="P12">Una volta che abbiamo capito come funziona questo sistema finora, dobbiamo capire come implementarlo</text:p>
            </text:list-item>
            <text:list-item>
              <text:p text:style-name="P12">In questo caso abbiamo usato l'enumeraz., perché abbiamo usato tutte le configurazioni al variare delle tre var. booleane, usando una vera e propria tabella di verità, andando a vedere quali configurazioni sono ammissibili</text:p>
            </text:list-item>
          </text:list>
        </text:list-item>
        <text:list-item>
          <text:p text:style-name="P12">Sl. 31:</text:p>
          <text:list>
            <text:list-item>
              <text:p text:style-name="P12">Se le conseguenze della KB è il pagliaio, e la conseguenza logica è l'ago nel pagliaio, il procedimento che faccio per trovare effettivamente l'ago è l'algoritmo di inferenza</text:p>
            </text:list-item>
            <text:list-item>
              <text:p text:style-name="P12">Leggi le proprietà di sotto</text:p>
            </text:list-item>
          </text:list>
        </text:list-item>
        <text:list-item>
          <text:p text:style-name="P12">Sl. 32 a 34:</text:p>
          <text:list>
            <text:list-item>
              <text:p text:style-name="P12">Il prof sta parte l'ha arronzata, perché spiegano come utilizzare l'algebra booleana, con And or not ecc, con i simboli e nei modi che vedi</text:p>
            </text:list-item>
          </text:list>
        </text:list-item>
        <text:list-item>
          <text:p text:style-name="P12">Sl. 35 a 37:</text:p>
          <text:list>
            <text:list-item>
              <text:p text:style-name="P12">Qui fa vedere come si esprimono le condiz. del mondo del wumpus tramite i simboli di prima</text:p>
            </text:list-item>
            <text:list-item>
              <text:p text:style-name="P12">Nella logica proposiz. dobbiamo andare a specificare la regola della brezza della sl. 36 IN TUTTI I SINGOLI QUADRATINI DEL MONDO DEL WUMPUS (problema)</text:p>
            </text:list-item>
            <text:list-item>
              <text:p text:style-name="P12">Espandendo con i vari simboli visti sopra, ho 7 var. booleane da consider., quindi ho una tab. di verità da 128 righe</text:p>
            </text:list-item>
            <text:list-item>
              <text:p text:style-name="P12">Ricorda, questo modo di fare, scriv. la tab. di ver. completa e andando a vedere i val. per cui è vera, è l'ENUMERAZIONE</text:p>
            </text:list-item>
          </text:list>
        </text:list-item>
        <text:list-item>
          <text:p text:style-name="P12">Sl. 38:</text:p>
          <text:list>
            <text:list-item>
              <text:p text:style-name="P12">Qui fa vedere come funziona l'algoritmo per enumeraz.</text:p>
            </text:list-item>
          </text:list>
        </text:list-item>
      </text:list>
      <text:p text:style-name="P13"/>
      <text:p text:style-name="P2">INTERVALLO</text:p>
      <text:p text:style-name="P2"/>
      <text:list xml:id="list7339556533773232887" text:style-name="L2">
        <text:list-item>
          <text:p text:style-name="P3">DA QUA IN POI C'È L'ASSISTENTE</text:p>
        </text:list-item>
      </text:list>
      <text:p text:style-name="P13"/>
      <text:list xml:id="list124426699640789" text:continue-numbering="true" text:style-name="L2">
        <text:list-item>
          <text:p text:style-name="P14">Bl. slide:<text:tab/><text:span text:style-name="T4">Non c'è, fa esempi di algoritmi minimax</text:span></text:p>
        </text:list-item>
      </text:list>
      <text:p text:style-name="P15"/>
      <text:list xml:id="list124427001533369" text:continue-numbering="true" text:style-name="L2">
        <text:list-item>
          <text:p text:style-name="P16">Il MAX, negli esercizi che fa vedere, è il giocatore che come obbiettivo ha quello di massimizzare il proprio guadagno, il MIN, il secondo giocatore che parte dopo MIN, ha come obbiettivo quello di minimizzare <text:span text:style-name="T5">e arginare</text:span> il guad. di MAX, e di difendersi</text:p>
        </text:list-item>
        <text:list-item>
          <text:p text:style-name="P17"><text:soft-page-break/>Il profitto massimo è la vittoria del gioco</text:p>
        </text:list-item>
        <text:list-item>
          <text:p text:style-name="P17">Il caso, nel senso di fortuna, <text:span text:style-name="T5">nei </text:span>giochi <text:span text:style-name="T5">visti finora</text:span> non esiste, in gioco c'è solo l'abilità</text:p>
        </text:list-item>
        <text:list-item>
          <text:p text:style-name="P18">Oggi introduciamo proprio la probabilità ed il caso, nel senso del dado, <text:span text:style-name="T6">sarebbe il layer CHANCE che abbiamo visto nella lez. scorsa</text:span></text:p>
        </text:list-item>
        <text:list-item>
          <text:p text:style-name="P19">Tutti i giochi minmax hanno diverse fasi:</text:p>
          <text:list>
            <text:list-item>
              <text:p text:style-name="P19">La prima è la modellazione, dove si comincia a costruire l'albero</text:p>
            </text:list-item>
            <text:list-item>
              <text:p text:style-name="P19">Nella successiva, una volta costruito l'albero, andiamo a vedere chi è min e chi è max</text:p>
            </text:list-item>
          </text:list>
        </text:list-item>
        <text:list-item>
          <text:p text:style-name="P19">L'eserc. che fa è (tipo monopoli):</text:p>
          <text:list>
            <text:list-item>
              <text:p text:style-name="P19">Ci sono due giocatori, uno di colore nero e uno grigio. </text:p>
            </text:list-item>
            <text:list-item>
              <text:p text:style-name="P19">Lo schema è come se fosse un angolo della plancia del monopoli, quello dove c'è la prigione in particolare</text:p>
            </text:list-item>
            <text:list-item>
              <text:p text:style-name="P19">Come config. di partenza si ha che il nero è in prig. il gr. il libero</text:p>
            </text:list-item>
            <text:list-item>
              <text:p text:style-name="P19">Hanno entrambi delle proprietà</text:p>
            </text:list-item>
            <text:list-item>
              <text:p text:style-name="P19">Ora, il nero comincia e ha le seguenti opzioni:</text:p>
              <text:list>
                <text:list-item>
                  <text:p text:style-name="P19">Pagare per uscire, costo 1500 $, che il nero non ha come somma</text:p>
                </text:list-item>
                <text:list-item>
                  <text:p text:style-name="P19">Lancio di una moneta, se esce testa può uscire (è una vers. semplific., nell'or. c'è il dado)</text:p>
                </text:list-item>
              </text:list>
            </text:list-item>
            <text:list-item>
              <text:p text:style-name="P19">In entrambi i casi, fuori dalla prigione, il gioc. nero può avanzare al max di 1 casella</text:p>
            </text:list-item>
            <text:list-item>
              <text:p text:style-name="P20">A questo punto, quando esce il nero si trova su un suo terreno e può scegliere se costruire (spendendo soldi) o non fare niente</text:p>
            </text:list-item>
            <text:list-item>
              <text:p text:style-name="P20">Se decide di costruire il nero deve pagare 1000$</text:p>
            </text:list-item>
            <text:list-item>
              <text:p text:style-name="P20">Fine del turno del nero</text:p>
            </text:list-item>
            <text:list-item>
              <text:p text:style-name="P20">Tocca al grigio, il quale si trova nella casella subito prima della prigione e la progione fosse la casella nell'angolo, che non può andare in prigione, ma deve lanciare il dado, A 4 FACCE</text:p>
            </text:list-item>
            <text:list-item>
              <text:p text:style-name="P20">A differenza di che numero esce, ci sono 4 possibilità, ad ogni possibilità corrisponde una diramazione dell'albero</text:p>
              <text:list>
                <text:list-item>
                  <text:p text:style-name="P20">Cas. vuota, non succede niente</text:p>
                </text:list-item>
                <text:list-item>
                  <text:p text:style-name="P20">cas. del nero</text:p>
                  <text:list>
                    <text:list-item>
                      <text:p text:style-name="P20">Paga 1000$ se il nero non ha costruito</text:p>
                    </text:list-item>
                    <text:list-item>
                      <text:p text:style-name="P20">Paga 10000$, se il nero ha costruito</text:p>
                    </text:list-item>
                  </text:list>
                </text:list-item>
                <text:list-item>
                  <text:p text:style-name="P20">Cas. prigione, non succede niente</text:p>
                </text:list-item>
              </text:list>
            </text:list-item>
            <text:list-item>
              <text:p text:style-name="P20">La vittoria è dettata da chi, alla fine ha più soldi</text:p>
            </text:list-item>
          </text:list>
        </text:list-item>
        <text:list-item>
          <text:p text:style-name="P20">Quando andiamo a valutare il costo dei nodi figli, per il MAX, prendiamo sempre il nodo con il valore MAX. Viceversa per il MIN, che prende i nodi con valori più piccoli</text:p>
        </text:list-item>
        <text:list-item>
          <text:p text:style-name="P20">I nodi foglia sono “tondini”, e indicano le condizioni di vittoria/sconfitta del gioco</text:p>
        </text:list-item>
        <text:list-item>
          <text:p text:style-name="P21">In generale, SI COSTRUISCE PRIMA L'ALBERO E POI VALUTIAMO I NODI</text:p>
        </text:list-item>
        <text:list-item>
          <text:p text:style-name="P22">Partiamo dal nero, quindi dal max</text:p>
        </text:list-item>
        <text:list-item>
          <text:p text:style-name="P22">La config. iniz. è che lui sta in prig., e quindi le due scelte sono se pagare o tirare una moneta</text:p>
          <text:list>
            <text:list-item>
              <text:p text:style-name="P22">Se sceglie di pagare, esce subito di prigione, e c'è un'anomalia perché ho un altro nodo max, e non min, dato che il nero deve andare avanti di una casella <text:span text:style-name="T7">e scegliere se costruire o meno, queste ultime due sono altre due diramazione</text:span></text:p>
            </text:list-item>
            <text:list-item>
              <text:p text:style-name="P23">Se sceglie di non pagare, ho un nodo aleatorio, che indico con un pallino, dove non c'è scelta ed ho solo probabilità</text:p>
              <text:list>
                <text:list-item>
                  <text:p text:style-name="P23">Le due diramazioni di questo nodo probabil. sono testa e croce che hanno come probab. entrambi 0,5</text:p>
                </text:list-item>
              </text:list>
            </text:list-item>
          </text:list>
        </text:list-item>
        <text:list-item>
          <text:p text:style-name="P23">A questo punto tocca al bianco, che deve tirare il dado, quindi sarà rappresentato dal pallino del nodo aleatorio, che come diramaz. ha paga/non paga</text:p>
        </text:list-item>
        <text:list-item>
          <text:p text:style-name="P23"><text:soft-page-break/>Indico i nodi foglia con i dei quadratini</text:p>
        </text:list-item>
        <text:list-item>
          <text:p text:style-name="P23">Dato che ho un approccio bottom-up, una volta che ho finito di costruire l'albero, vado a valutare i costi e a mettere i valori</text:p>
        </text:list-item>
        <text:list-item>
          <text:p text:style-name="P23">Da qua in poi, ho che devo calcolare la differenza dei vari costi, per capire, su un particolare percorso di scelte quanto è il costo</text:p>
          <text:list>
            <text:list-item>
              <text:p text:style-name="P23">Nel caso in cui il nero paga, costruisce, e il grigio paga, la diff., e quindi il costo, è (10000-2500)=7500</text:p>
            </text:list-item>
            <text:list-item>
              <text:p text:style-name="P23">Nel caso in cui il nero paga e costruisce, ma il gr. non deve pagare, il costo del nero è -2500 (perché ha speso soltanto)</text:p>
            </text:list-item>
          </text:list>
        </text:list-item>
        <text:list-item>
          <text:p text:style-name="P23">Per capire qual'è il costo del nodo padre devo fare la sommatoria delle probabilità per i costi delle diramazioni (in questo caso la probabilità è 0,5 per entrambi, perché su 4 opzioni in 2 pago e in 2 no)</text:p>
        </text:list-item>
        <text:list-item>
          <text:p text:style-name="P23">Il costo del nodo padre è allora +2500</text:p>
        </text:list-item>
        <text:list-item>
          <text:p text:style-name="P23">Vediamo la ramificaz. della non costruz.:</text:p>
          <text:list>
            <text:list-item>
              <text:p text:style-name="P23">Nel caso in cui il nero ha pag., non ha costruito, e il grigio paga, il nodo foglia ha -500</text:p>
            </text:list-item>
            <text:list-item>
              <text:p text:style-name="P23">Nel caso in cui il nero ha pagato, non ha costruito, e il gr. non paga, il nodo foglia ha -1500</text:p>
            </text:list-item>
          </text:list>
        </text:list-item>
        <text:list-item>
          <text:p text:style-name="P23">Se andiamo a vedere che scelta fa il nero per max. il guad., va a vedere i costi dei nodi aleatori “figli” e vede che, scegliendo se costruire o meno, CONVIENE SEMPRE COSTRUIRE</text:p>
        </text:list-item>
        <text:list-item>
          <text:p text:style-name="P24">Nel caso in cui al nero esce croce, non ci sono le due diramazioni di costr./non costr., perché è in prig., non può fare niente e, mettendo il nodo aleatorio relativo al min, se finisce su quella cas, dato che non costr., ha 1000 se il gr. paga, con costo 500 per il nodo padre, oppure 0 se non devo pagare</text:p>
        </text:list-item>
        <text:list-item>
          <text:p text:style-name="P24">Nel caso testa, ho che se ha costr. ci sono le diramaz. paga/non paga, lo stesso per la non costruz. con:</text:p>
          <text:list>
            <text:list-item>
              <text:p text:style-name="P24">Se c'è testa, ha costr. e il gr. paga, ha +9000 come costo</text:p>
            </text:list-item>
            <text:list-item>
              <text:p text:style-name="P24">Se c'è testa, ha costr. e il gr. NON paga, ha -1000 come costo</text:p>
              <text:list>
                <text:list-item>
                  <text:p text:style-name="P24">QUINDI HA 4000 COME COSTO DEL NODO PADRE</text:p>
                </text:list-item>
              </text:list>
            </text:list-item>
            <text:list-item>
              <text:p text:style-name="P24">Testa, non costr, il gr. paga ha 1000</text:p>
            </text:list-item>
            <text:list-item>
              <text:p text:style-name="P24">Testa, non costr., il gr. non paga ha 0</text:p>
              <text:list>
                <text:list-item>
                  <text:p text:style-name="P24">HA 500 COME COSTO DEL NODO PADRE</text:p>
                </text:list-item>
              </text:list>
            </text:list-item>
          </text:list>
        </text:list-item>
        <text:list-item>
          <text:p text:style-name="P24">Dopo il testa o croce, gli conviene sempre costruire.</text:p>
        </text:list-item>
        <text:list-item>
          <text:p text:style-name="P24">Dopodichè calcolando i costi dei nodi padri tra pagare per uscire e lanciare sono, rispettivamente, 2500 e 2250 e quindi conviene pagare per uscire e costruire</text:p>
        </text:list-item>
      </text:list>
      <text:p text:style-name="P25"/>
      <text:p text:style-name="P4">FINE LEZI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alo </meta:initial-creator>
    <meta:creation-date>2015-05-22T10:39:55.693337563</meta:creation-date>
    <dc:date>2015-05-22T12:44:25.038678582</dc:date>
    <dc:creator>Cralo </dc:creator>
    <meta:editing-duration>PT2H3M7S</meta:editing-duration>
    <meta:editing-cycles>16</meta:editing-cycles>
    <meta:generator>LibreOffice/4.2.8.2$Linux_x86 LibreOffice_project/420m0$Build-2</meta:generator>
    <meta:document-statistic meta:table-count="0" meta:image-count="0" meta:object-count="0" meta:page-count="4" meta:paragraph-count="116" meta:word-count="1938" meta:character-count="10134" meta:non-whitespace-character-count="8419"/>
  </office:meta>
</office:document-meta>
</file>